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officeooo:rsid="001e6be6" officeooo:paragraph-rsid="001e6be6" style:font-size-asian="12pt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officeooo:rsid="001e6be6" officeooo:paragraph-rsid="0027f04a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officeooo:rsid="001e6be6" officeooo:paragraph-rsid="002e5498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officeooo:rsid="001e6be6" officeooo:paragraph-rsid="002e5498" style:font-size-asian="12pt" style:font-size-complex="12pt"/>
    </style:style>
    <style:style style:name="T1" style:family="text">
      <style:text-properties officeooo:rsid="001bb2ad"/>
    </style:style>
    <style:style style:name="T2" style:family="text">
      <style:text-properties officeooo:rsid="00215dd7"/>
    </style:style>
    <style:style style:name="T3" style:family="text">
      <style:text-properties officeooo:rsid="00268905"/>
    </style:style>
    <style:style style:name="T4" style:family="text">
      <style:text-properties officeooo:rsid="0027f04a"/>
    </style:style>
    <style:style style:name="T5" style:family="text">
      <style:text-properties officeooo:rsid="00359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音乐播放器技术难点</text:p>
      <text:p text:style-name="P1"/>
      <text:p text:style-name="P5">（1）通过@<text:span text:style-name="T1">Bind对Activity中的组件进行初始化；</text:span></text:p>
      <text:p text:style-name="P2">（2）Meterial Design的使用<text:span text:style-name="T2">；</text:span></text:p>
      <text:p text:style-name="P2">（3）夜间模式；</text:p>
      <text:p text:style-name="P2">（4）splash<text:span text:style-name="T3">Activity；</text:span></text:p>
      <text:p text:style-name="P3">（5）<text:span text:style-name="T4">lambda表达式；</text:span></text:p>
      <text:p text:style-name="P4">（6）greendao的配置；</text:p>
      <text:p text:style-name="P4">（7）gson;</text:p>
      <text:p text:style-name="P4">（8）获取音乐数据;</text:p>
      <text:p text:style-name="P4">（9）数据库有三张表了；<text:tab/></text:p>
      <text:p text:style-name="P4">（10）<text:span text:style-name="T5">Android通过注解是实现数据binding；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20:04.884391215</meta:creation-date>
    <dc:date>2018-04-12T15:53:32.051960781</dc:date>
    <meta:editing-duration>PT10H21M10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06" meta:character-count="173" meta:non-whitespace-character-count="171"/>
  </office:meta>
</office:document-meta>
</file>